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2" style:family="paragraph" style:parent-style-name="Standard">
      <style:paragraph-properties fo:text-align="justify" style:justify-single-word="false"/>
      <style:text-properties style:font-name="Arial" fo:font-size="12pt" officeooo:paragraph-rsid="0011ca87" style:font-size-asian="12pt" style:font-size-complex="12pt"/>
    </style:style>
    <style:style style:name="P3" style:family="paragraph" style:parent-style-name="Preformatted_20_Text">
      <style:paragraph-properties fo:text-align="justify" style:justify-single-word="false"/>
      <style:text-properties style:font-name="Arial" fo:font-size="12pt"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paragraph-rsid="000fffac"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paragraph-rsid="00257d0a"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paragraph-rsid="00233ef8" style:font-size-asian="12pt" style:font-size-complex="12pt"/>
    </style:style>
    <style:style style:name="P7" style:family="paragraph" style:parent-style-name="Preformatted_20_Text">
      <style:paragraph-properties fo:text-align="justify" style:justify-single-word="false"/>
      <style:text-properties style:font-name="Arial" fo:font-size="12pt" officeooo:paragraph-rsid="00292577" style:font-size-asian="12pt" style:font-size-complex="12pt"/>
    </style:style>
    <style:style style:name="P8"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9" style:family="paragraph" style:parent-style-name="Preformatted_20_Text">
      <style:paragraph-properties fo:text-align="justify" style:justify-single-word="false"/>
      <style:text-properties style:font-name="Arial" fo:font-size="12pt" officeooo:rsid="002c201a" officeooo:paragraph-rsid="002c201a" style:font-size-asian="12pt" style:font-size-complex="12pt"/>
    </style:style>
    <style:style style:name="P10" style:family="paragraph" style:parent-style-name="Preformatted_20_Text">
      <style:paragraph-properties fo:margin-top="0in" fo:margin-bottom="0.1965in" loext:contextual-spacing="false" fo:text-align="justify" style:justify-single-word="false"/>
      <style:text-properties style:font-name="Arial" fo:font-size="12pt" officeooo:rsid="00181aba" officeooo:paragraph-rsid="00257d0a" style:font-size-asian="12pt" style:font-size-complex="12pt"/>
    </style:style>
    <style:style style:name="P11" style:family="paragraph" style:parent-style-name="Preformatted_20_Text">
      <style:paragraph-properties fo:margin-top="0in" fo:margin-bottom="0.1965in" loext:contextual-spacing="false" fo:text-align="justify" style:justify-single-word="false"/>
      <style:text-properties style:font-name="Arial" fo:font-size="12pt" style:font-size-asian="12pt" style:font-size-complex="12pt"/>
    </style:style>
    <style:style style:name="P12" style:family="paragraph" style:parent-style-name="Standard" style:list-style-name="L2">
      <style:paragraph-properties fo:text-align="justify" style:justify-single-word="false"/>
      <style:text-properties style:font-name="Arial" fo:font-size="12pt" officeooo:rsid="0011bb91" officeooo:paragraph-rsid="000fffac" style:font-size-asian="12pt" style:font-size-complex="12pt"/>
    </style:style>
    <style:style style:name="P13" style:family="paragraph" style:parent-style-name="Preformatted_20_Text" style:list-style-name="L1">
      <style:paragraph-properties fo:text-align="justify" style:justify-single-word="false"/>
      <style:text-properties style:font-name="Arial" fo:font-size="12pt" officeooo:paragraph-rsid="00233ef8" style:font-size-asian="12pt" style:font-size-complex="12pt"/>
    </style:style>
    <style:style style:name="P14" style:family="paragraph" style:parent-style-name="Preformatted_20_Text">
      <style:paragraph-properties fo:text-align="justify" style:justify-single-word="false"/>
      <style:text-properties style:font-name="Arial" fo:font-size="12pt" officeooo:paragraph-rsid="00233ef8" style:font-size-asian="12pt" style:font-size-complex="12pt"/>
    </style:style>
    <style:style style:name="P15" style:family="paragraph" style:parent-style-name="Preformatted_20_Text" style:list-style-name="L1">
      <style:paragraph-properties fo:text-align="justify" style:justify-single-word="false"/>
      <style:text-properties style:font-name="Arial" fo:font-size="12pt" officeooo:rsid="002aeba5" officeooo:paragraph-rsid="002aeba5" style:font-size-asian="12pt" style:font-size-complex="12pt"/>
    </style:style>
    <style:style style:name="P16" style:family="paragraph" style:parent-style-name="Preformatted_20_Text">
      <style:paragraph-properties fo:text-align="justify" style:justify-single-word="false"/>
      <style:text-properties style:font-name="Arial" fo:font-size="12pt" officeooo:rsid="002aeba5" officeooo:paragraph-rsid="002aeba5" style:font-size-asian="12pt" style:font-size-complex="12pt"/>
    </style:style>
    <style:style style:name="P17" style:family="paragraph" style:parent-style-name="Preformatted_20_Text" style:list-style-name="L1">
      <style:paragraph-properties fo:text-align="justify" style:justify-single-word="false"/>
      <style:text-properties style:font-name="Arial" fo:font-size="12pt" officeooo:rsid="00365f94" officeooo:paragraph-rsid="00365f94" style:font-size-asian="12pt" style:font-size-complex="12pt"/>
    </style:style>
    <style:style style:name="P18" style:family="paragraph" style:parent-style-name="Preformatted_20_Text">
      <style:paragraph-properties fo:text-align="justify" style:justify-single-word="false"/>
      <style:text-properties style:font-name="Arial" fo:font-size="12pt" officeooo:rsid="00365f94" officeooo:paragraph-rsid="00365f94" style:font-size-asian="12pt" style:font-size-complex="12pt"/>
    </style:style>
    <style:style style:name="P19" style:family="paragraph" style:parent-style-name="Preformatted_20_Text" style:list-style-name="L1">
      <style:paragraph-properties fo:text-align="justify" style:justify-single-word="false"/>
      <style:text-properties style:font-name="Arial" fo:font-size="12pt" officeooo:rsid="003e42ee" officeooo:paragraph-rsid="003e42ee" style:font-size-asian="12pt" style:font-size-complex="12pt"/>
    </style:style>
    <style:style style:name="P20" style:family="paragraph" style:parent-style-name="Preformatted_20_Text">
      <style:paragraph-properties fo:text-align="justify" style:justify-single-word="false"/>
      <style:text-properties style:font-name="Arial" fo:font-size="12pt" officeooo:rsid="003e42ee" officeooo:paragraph-rsid="003e42ee" style:font-size-asian="12pt" style:font-size-complex="12pt"/>
    </style:style>
    <style:style style:name="P21" style:family="paragraph" style:parent-style-name="Preformatted_20_Text">
      <style:paragraph-properties fo:text-align="justify" style:justify-single-word="false"/>
      <style:text-properties style:font-name="Arial" fo:font-size="12pt" officeooo:rsid="002c201a" officeooo:paragraph-rsid="002c201a" style:font-size-asian="12pt" style:font-size-complex="12pt"/>
    </style:style>
    <style:style style:name="P22" style:family="paragraph" style:parent-style-name="Preformatted_20_Text" style:list-style-name="L1">
      <style:paragraph-properties fo:text-align="justify" style:justify-single-word="false"/>
      <style:text-properties style:font-name="Arial" fo:font-size="12pt" officeooo:paragraph-rsid="003e42ee" style:font-size-asian="12pt" style:font-size-complex="12pt"/>
    </style:style>
    <style:style style:name="P23" style:family="paragraph" style:parent-style-name="Preformatted_20_Text">
      <style:paragraph-properties fo:text-align="justify" style:justify-single-word="false"/>
      <style:text-properties style:font-name="Arial" fo:font-size="12pt" officeooo:paragraph-rsid="003e42ee" style:font-size-asian="12pt" style:font-size-complex="12pt"/>
    </style:style>
    <style:style style:name="T1" style:family="text">
      <style:text-properties officeooo:rsid="0026e931"/>
    </style:style>
    <style:style style:name="T2" style:family="text">
      <style:text-properties officeooo:rsid="0028e4b2"/>
    </style:style>
    <style:style style:name="T3" style:family="text">
      <style:text-properties officeooo:rsid="00292577"/>
    </style:style>
    <style:style style:name="T4" style:family="text">
      <style:text-properties officeooo:rsid="002aeba5"/>
    </style:style>
    <style:style style:name="T5" style:family="text">
      <style:text-properties officeooo:rsid="002c201a"/>
    </style:style>
    <style:style style:name="T6" style:family="text">
      <style:text-properties officeooo:rsid="002cf5c5"/>
    </style:style>
    <style:style style:name="T7" style:family="text">
      <style:text-properties officeooo:rsid="002d034f"/>
    </style:style>
    <style:style style:name="T8" style:family="text">
      <style:text-properties officeooo:rsid="002e38f6"/>
    </style:style>
    <style:style style:name="T9" style:family="text">
      <style:text-properties officeooo:rsid="002fb0a1"/>
    </style:style>
    <style:style style:name="T10" style:family="text">
      <style:text-properties officeooo:rsid="003059ca"/>
    </style:style>
    <style:style style:name="T11" style:family="text">
      <style:text-properties officeooo:rsid="00321144"/>
    </style:style>
    <style:style style:name="T12" style:family="text">
      <style:text-properties officeooo:rsid="0034d3b3"/>
    </style:style>
    <style:style style:name="T13" style:family="text">
      <style:text-properties officeooo:rsid="0035007e"/>
    </style:style>
    <style:style style:name="T14" style:family="text">
      <style:text-properties officeooo:rsid="0036f1a6"/>
    </style:style>
    <style:style style:name="T15" style:family="text">
      <style:text-properties officeooo:rsid="003a31f6"/>
    </style:style>
    <style:style style:name="T16" style:family="text">
      <style:text-properties officeooo:rsid="003b7703"/>
    </style:style>
    <style:style style:name="T17" style:family="text">
      <style:text-properties officeooo:rsid="003e42ee"/>
    </style:style>
    <style:style style:name="T18" style:family="text">
      <style:text-properties officeooo:rsid="003e4bb2"/>
    </style:style>
    <style:style style:name="T19" style:family="text">
      <style:text-properties style:font-name="Arial" fo:font-size="12pt" officeooo:rsid="003e42ee" style:font-size-asian="12pt" style:font-size-complex="12pt"/>
    </style:style>
    <style:style style:name="T20" style:family="text">
      <style:text-properties fo:font-size="12pt" officeooo:rsid="003e42e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
      <text:p text:style-name="P4">We thank the referee<text:span text:style-name="T1">s</text:span> for <text:span text:style-name="T1">their</text:span> helpful comments on our manuscript “<text:span text:style-name="T1">Foreign exchange markets: price response and spread impact</text:span>” by J<text:span text:style-name="T1">uan </text:span>C. Henao-Londono <text:span text:style-name="T1">and Thomas Guhr</text:span>. We followed all of the referees’ suggestions and revised the paper accordingly.</text:p>
      <text:p text:style-name="P4"/>
      <text:p text:style-name="P3"/>
      <text:p text:style-name="P11">In the sequel, we respond in detail to the points that the referee<text:span text:style-name="T1">s</text:span> made:</text:p>
      <text:list xml:id="list4194836619" text:style-name="L1">
        <text:list-item>
          <text:p text:style-name="P13">the passage "In a spot market, as the ccurency transactions are carried in the OTC markets, information concerning open interest and volume is un-available. The transactions in this market represent up to the 40% of the total market transactions in the foreign exchange market. " not clear to me if all currency spot trades are done OTC and if the volumes are not known, how the number of 40% occurs? Or are 40% traded over OTC?</text:p>
        </text:list-item>
      </text:list>
      <text:p text:style-name="P6"/>
      <text:p text:style-name="P6"><text:tab/><text:span text:style-name="T18">NEED ANSWER</text:span></text:p>
      <text:p text:style-name="P6"/>
      <text:list xml:id="list120544810558056" text:continue-numbering="true" text:style-name="L1">
        <text:list-item>
          <text:p text:style-name="P13">"There are fewer rules, there are no clearing houses and central bodies that oversee the market. The investors will not have to pay fees or commissions as on another markets. It is possible to trade at any time of day and regarding the risk and reward, it is possible to get in and out whenever the investor want. In the foreign exchange market, the bid-ask spread is the only transaction cost [35]. " Do all participants pay no fees? E.g. if you travel abroad and want to exchange your cash (to get the foreign cash) at a Bank abroad, you will certainly pay a fee on top of their bid ask spreads. Not every market participant of the spot fx market can avoid fees (on top of the bid ask spreads). Or can you specify which traders produced the data you analysed?</text:p>
        </text:list-item>
      </text:list>
      <text:p text:style-name="P6"><text:tab/></text:p>
      <text:p text:style-name="P6"><text:tab/><text:span text:style-name="T2">The travel abroad is the perfect example to show that in some cases, it is necessary <text:tab/>to pay fees or commissions. We rewrite the idea in the paragraph as follows:</text:span></text:p>
      <text:p text:style-name="P6"/>
      <text:p text:style-name="P7"><text:tab/>“<text:span text:style-name="T3">There are fewer rules, there are no clearing houses and central bodies that <text:tab/>oversee the market. Some investors do not have to pay fees or commissions as on <text:tab/>another markets. It is possible to trade at any time of day and regarding the risk and <text:tab/>reward, it is possible to get in and out whenever the investor want. In the foreign <text:tab/>exchange market, the bid-ask spread is the most used transaction cost [35]. "</text:span></text:p>
      <text:p text:style-name="P7"/>
      <text:list xml:id="list120544804273321" text:continue-numbering="true" text:style-name="L1">
        <text:list-item>
          <text:p text:style-name="P13">Eqs. (2) and (3): S(t) has not been defined. Please add a short description.</text:p>
        </text:list-item>
      </text:list>
      <text:p text:style-name="P6"/>
      <text:p text:style-name="P6"><text:tab/><text:span text:style-name="T3">In the manuscript are Eqs. (3) and (4) the ones that use S(t). We improve the text <text:tab/>below Eq. (3) to add the description of S(t):</text:span></text:p>
      <text:p text:style-name="P6"/>
      <text:p text:style-name="P6"><text:tab/>“<text:span text:style-name="T4">where \delta is a positive time increment and S(t) is the price.”</text:span></text:p>
      <text:p text:style-name="P6"/>
      <text:list xml:id="list120544996072237" text:continue-numbering="true" text:style-name="L1">
        <text:list-item>
          <text:p text:style-name="P15">"The main objective of this work is to analyze the price response functions. In general we define the price response functions in a foreign exchange market as ". On this stage is not clear to me what/which information regarding trading, risk, etc. the respon<text:span text:style-name="T5">ce</text:span> functions contain. I would appreciate to have it in an order: "Generally, a price response functions measures …. <text:s/>and are defined as follows: …. The main <text:soft-page-break/>objective of this work is to analyze the price response functions for the spot fx markets". <text:span text:style-name="T5">We rewrite the paragraph following your advice as:</text:span></text:p>
        </text:list-item>
      </text:list>
      <text:p text:style-name="P8"/>
      <text:p text:style-name="P8"><text:tab/>“<text:span text:style-name="T5">Generally, price response functions measure price changes implied by execution of <text:tab/>market orders and <text:s/>are defined as follows:</text:span></text:p>
      <text:p text:style-name="P8"/>
      <text:p text:style-name="P9"><text:tab/>$mathematical expression$ <text:span text:style-name="T6">+ definition of the variables</text:span></text:p>
      <text:p text:style-name="P9"/>
      <text:p text:style-name="P9"><text:tab/>The main objective of this work is to analyze the price response functions for the <text:tab/>spot foreign exchange markets.”</text:p>
      <text:p text:style-name="P9"/>
      <text:list xml:id="list120544105857825" text:continue-numbering="true" text:style-name="L1">
        <text:list-item>
          <text:p text:style-name="P15">I suggest dropping the (scale) here, as you have it in Eq. (8). There the two time scales are also defined (in contrast to Eq, (5) where reader didn't see the different times yet).</text:p>
        </text:list-item>
      </text:list>
      <text:p text:style-name="P8"/>
      <text:p text:style-name="P8"><text:tab/><text:span text:style-name="T18">NEED ANSWER</text:span></text:p>
      <text:list xml:id="list120544429370275" text:continue-numbering="true" text:style-name="L1">
        <text:list-header>
          <text:p text:style-name="P15"/>
        </text:list-header>
        <text:list-item>
          <text:p text:style-name="P15">"Finally, The subscript"… A <text:s/>typo, change to "Finally, the subscript"</text:p>
        </text:list-item>
      </text:list>
      <text:p text:style-name="P8"><text:tab/></text:p>
      <text:p text:style-name="P8"><text:tab/><text:span text:style-name="T7">The typo was corrected.</text:span></text:p>
      <text:p text:style-name="P8"/>
      <text:list xml:id="list120543419066368" text:continue-numbering="true" text:style-name="L1">
        <text:list-item>
          <text:p text:style-name="P15">"… the price response function increases to a maximum and then slowly decreases." … You may add here "with increasing \tau"</text:p>
        </text:list-item>
      </text:list>
      <text:p text:style-name="P8"><text:tab/></text:p>
      <text:p text:style-name="P8"><text:tab/><text:span text:style-name="T7">We added the sentence as follows:</text:span></text:p>
      <text:p text:style-name="P8"/>
      <text:p text:style-name="P8"><text:tab/>“… <text:span text:style-name="T8">the price response function increases to a maximum and then slowly decreases <text:tab/>with increasing \tau</text:span>”</text:p>
      <text:p text:style-name="P8"/>
      <text:list xml:id="list120543235937432" text:continue-numbering="true" text:style-name="L1">
        <text:list-item>
          <text:p text:style-name="P15">"Due to the nature of the data, they are several" A typo, change to "Due to the nature of the data, there are several"</text:p>
        </text:list-item>
      </text:list>
      <text:p text:style-name="P8"/>
      <text:p text:style-name="P8"><text:tab/><text:span text:style-name="T9">The typo was corrected.</text:span></text:p>
      <text:p text:style-name="P8"/>
      <text:list xml:id="list120545239331935" text:continue-numbering="true" text:style-name="L1">
        <text:list-item>
          <text:p text:style-name="P15">"Moreover, tick-by-tick data available on financial markets all over the world is time stamped up to the millisecond, but the order of magnitude of the guaranteed precision is much larger, usually one second or a few hundreds of milliseconds". Wonders me, e.g. Xetra in Frankfurt stamps tick-by-tick data with accuracy of nano seconds (see here <text:a xlink:type="simple" xlink:href="https://www.xetra.com/resource/blob/1741884/e4a1e8329d20a0b2a052492956eb9beb/data/T7_EOBI_Manual_v.8.0.4.pdf" office:target-frame-name="_blank" xlink:show="new" text:style-name="Internet_20_link" text:visited-style-name="Visited_20_Internet_20_Link">https://www.xetra.com/resource/blob/1741884/e4a1e8329d20a0b2a052492956eb9beb/data/T7_EOBI_Manual_v.8.0.4.pdf</text:a>, page 24)</text:p>
        </text:list-item>
      </text:list>
      <text:p text:style-name="P8"/>
      <text:p text:style-name="P8"><text:tab/><text:span text:style-name="T18">NEED ANSWER</text:span></text:p>
      <text:list xml:id="list120543624505813" text:continue-numbering="true" text:style-name="L1">
        <text:list-header>
          <text:p text:style-name="P15"/>
        </text:list-header>
        <text:list-item>
          <text:p text:style-name="P15">"Their use directly depend on the application." A typo, change to "Their use directly depends on the application."</text:p>
        </text:list-item>
      </text:list>
      <text:p text:style-name="P8"/>
      <text:p text:style-name="P8"><text:tab/><text:span text:style-name="T9">The typo was corrected.</text:span></text:p>
      <text:p text:style-name="P8"/>
      <text:list xml:id="list120545186435126" text:continue-numbering="true" text:style-name="L1">
        <text:list-item>
          <text:p text:style-name="P15">What is the role of <text:s/>t in the trade time scale ? Can you add one sentence on it?</text:p>
        </text:list-item>
      </text:list>
      <text:p text:style-name="P8"/>
      <text:p text:style-name="P8"><text:tab/><text:span text:style-name="T10">We add the following sentence to clarify the role of t in the trade time scale:</text:span></text:p>
      <text:p text:style-name="P8"><text:soft-page-break/></text:p>
      <text:p text:style-name="P8"><text:tab/>“<text:span text:style-name="T10">Here, t distinguish each second where one or more trades can happen. \epsilon (t) <text:tab/>(t,n) = + 1 implies ...</text:span>”</text:p>
      <text:p text:style-name="P8"/>
      <text:list xml:id="list120543224238419" text:continue-numbering="true" text:style-name="L1">
        <text:list-item>
          <text:p text:style-name="P15">Under Eq. (7): "where N(t) is the number of trades in an interval of one second." Do you mean the time interval of 1 second prior t?</text:p>
        </text:list-item>
      </text:list>
      <text:p text:style-name="P8"/>
      <text:p text:style-name="P8"><text:tab/><text:span text:style-name="T10">In fact is the time interval of 1 second following t. For more clarity, we add the <text:tab/>following to improve the sentence:</text:span></text:p>
      <text:p text:style-name="P8"/>
      <text:p text:style-name="P8"><text:tab/>“<text:span text:style-name="T11">where N(t) is the number of trades in an interval of one second following t”</text:span></text:p>
      <text:p text:style-name="P8"/>
      <text:list xml:id="list120543688622311" text:continue-numbering="true" text:style-name="L1">
        <text:list-item>
          <text:p text:style-name="P15">"implies that the majority of trades". The word "majority" is maybe misleading: assuming N(t)=1000, with 501 buy-trades and 499 sell-trades. Then epsilon^(p)(t)=sign(501-499)=+1. But would you say in this case there was a "majority" of buy-trades? Especially as we don't know the volumes of trades, even with epsilon^(p)(t)=+1, the price might have dropped within the underlying second.</text:p>
        </text:list-item>
      </text:list>
      <text:p text:style-name="P8"/>
      <text:p text:style-name="P8"><text:tab/><text:span text:style-name="T12">We modify the word “majority” to a word that better describes the situation:</text:span></text:p>
      <text:p text:style-name="P8"/>
      <text:p text:style-name="P8"><text:tab/>“<text:span text:style-name="T12">implies that the imbalance of trades in the second t are triggered by a market order <text:tab/>to buy, and (…) indicates an imbalance of sell market orders.”</text:span></text:p>
      <text:p text:style-name="P8"/>
      <text:list xml:id="list120543797615598" text:continue-numbering="true" text:style-name="L1">
        <text:list-item>
          <text:p text:style-name="P15">"This behavior is different to the one presented in correlated financial markets, where the results differ about a factor of two depending on the time scale." Can you add a reference here?</text:p>
        </text:list-item>
      </text:list>
      <text:p text:style-name="P8"/>
      <text:p text:style-name="P8"><text:tab/><text:span text:style-name="T12">We added the corresponding reference.</text:span></text:p>
      <text:p text:style-name="P8"/>
      <text:list xml:id="list120544169664442" text:continue-numbering="true" text:style-name="L1">
        <text:list-item>
          <text:p text:style-name="P15">"we can see that the liquid pairs have a smaller price response compared with nonliquid pairs." Can you mention which pairs are liquid?</text:p>
        </text:list-item>
      </text:list>
      <text:p text:style-name="P8"/>
      <text:p text:style-name="P8"><text:tab/><text:span text:style-name="T13">We mentioned the liquid pairs as follows:</text:span></text:p>
      <text:p text:style-name="P8"/>
      <text:p text:style-name="P8"><text:tab/>“we can see that the liquid pairs have a smaller price response compared with non-<text:tab/>liquid pairs. The liquidity of the pairs vary regarding the analyzed year. For the years <text:tab/>2008 and 2014, the most liquid pairs are the EUR/USD and the GBP/USD. For <text:tab/>2019 the most liquid pairs are EUR/USD and USD/CAD”</text:p>
      <text:p text:style-name="P8"/>
      <text:p text:style-name="P8"/>
      <text:list xml:id="list120543351101916" text:continue-numbering="true" text:style-name="L1">
        <text:list-item>
          <text:p text:style-name="P17">"Also, the older the response, the stronger the signal." Can you add one two words that "older" means the year. Generally, any estimation on "average physical time between two trades" for each year would be an interesting observable, as a clear drop in this time may be a sign of high trading activity (like more participants send orders) or a sign of trading algos.</text:p>
        </text:list-item>
      </text:list>
      <text:p text:style-name="P18"/>
      <text:p text:style-name="P18"><text:tab/>We rewrite the sentence to clarify the meaning of the word “older”:</text:p>
      <text:p text:style-name="P18"/>
      <text:p text:style-name="P18"><text:tab/>“<text:span text:style-name="T14">Also, the former year responses have stronger signals”</text:span></text:p>
      <text:p text:style-name="P18"/>
      <text:list xml:id="list120543338690290" text:continue-numbering="true" text:style-name="L1">
        <text:list-item>
          <text:p text:style-name="P17"><text:soft-page-break/>As there can be multiple "spreads" on financial instruments, I would suggest to explicitly use "bid-ask spread" instead of just "spread", as you do it e.g. over Eq. (10).</text:p>
        </text:list-item>
      </text:list>
      <text:p text:style-name="P18"/>
      <text:p text:style-name="P18"><text:tab/><text:span text:style-name="T14">We rewrite “spread” to “bid-ask spread” all over the manuscript to clarify the concept <text:tab/>that we are using.</text:span></text:p>
      <text:p text:style-name="P18"/>
      <text:list xml:id="list120544802234158" text:continue-numbering="true" text:style-name="L1">
        <text:list-item>
          <text:p text:style-name="P17">"For each pair we compute the pip bid-ask spread in every trade along the market time" Can you explain what do you me<text:span text:style-name="T15">a</text:span>n here? As the bid-ask spread is a property of the order book at time t, a trade has no a priori bid-ask spread. Do you mean the bid-ask spread of the order book at each time a trade accrued?</text:p>
        </text:list-item>
      </text:list>
      <text:p text:style-name="P18"/>
      <text:p text:style-name="P18"><text:tab/><text:span text:style-name="T16">We rewrite the sentence as you suggested for more clarity in their meaning:</text:span></text:p>
      <text:p text:style-name="P18"/>
      <text:p text:style-name="P18"><text:tab/>“<text:span text:style-name="T16">For each pair we compute the bid-ask spread of the order book at each time a <text:tab/>trade accrued.”</text:span></text:p>
      <text:p text:style-name="P18"/>
      <text:list xml:id="list120545216141692" text:continue-numbering="true" text:style-name="L1">
        <text:list-item>
          <text:p text:style-name="P17">"With this value we group the foreign exchange pairs." Can you add a comment on the grouping: how did you come up with the number of groups for each year?</text:p>
        </text:list-item>
      </text:list>
      <text:p text:style-name="P18"/>
      <text:p text:style-name="P18"><text:tab/><text:span text:style-name="T17">We improve the explanation as follows:</text:span></text:p>
      <text:p text:style-name="P18"/>
      <text:p text:style-name="P18"><text:tab/>“<text:span text:style-name="T17">With this value we group the foreign exchange pairs in several groups considering <text:tab/>different interval values. We start to reduce the number of groups and find out that <text:tab/>for the years 2011 and 2015 two clusters and for 2019 three clusters are clearly <text:tab/>distinguishable.”</text:span></text:p>
      <text:p text:style-name="P18"/>
      <text:list xml:id="list120544187957651" text:continue-numbering="true" text:style-name="L1">
        <text:list-item>
          <text:p text:style-name="P17">"With the groups of the stocks defined," I think you mean "currency pairs" instead of "stock".</text:p>
        </text:list-item>
      </text:list>
      <text:p text:style-name="P20"/>
      <text:p text:style-name="P20"><text:tab/>We changed the word “stock” to “currency pairs”.</text:p>
      <text:p text:style-name="P20"/>
      <text:list xml:id="list120543266077568" text:continue-numbering="true" text:style-name="L1">
        <text:list-item>
          <text:p text:style-name="P19">"we used 46 foreign exchange pairs" but in Appendix A you write "We analyze the spread impact in the price response functions for 47 foreign exchange pairs" is there a reason for the difference 46 vs 47?</text:p>
        </text:list-item>
      </text:list>
      <text:p text:style-name="P20"/>
      <text:p text:style-name="P20"><text:tab/><text:span text:style-name="T18">We had to remove one foreign exchange pair of the analysis, but did not update all <text:tab/>the places in the document with the amount of pairs used. We used 46 foreign <text:tab/>exchange pairs and is now fixed in all the manuscript.</text:span></text:p>
      <text:p text:style-name="P20"/>
      <text:list xml:id="list120544180879749" text:continue-numbering="true" text:style-name="L1">
        <text:list-item>
          <text:p text:style-name="P19">Throughout the paper in the Figures you have a double index in the label of the y-axis: R_{ii} … I think you mean R_{i}.</text:p>
        </text:list-item>
      </text:list>
      <text:p text:style-name="P20"/>
      <text:p text:style-name="P20"><text:tab/><text:span text:style-name="T18">We update all the figures to have the label R_{i}.</text:span></text:p>
      <text:p text:style-name="P20"/>
      <text:list xml:id="list120544287056137" text:continue-numbering="true" text:style-name="L1">
        <text:list-item>
          <text:p text:style-name="P22"><text:span text:style-name="T17">the authors state "a tremendous amount ot data is available [1]"; </text:span>however [1] is a ref from 1999 which cannot contain all the material of years used by authors in years 2008-2019. In fact the authors use data from HistData.com as they state a bit later; it is better to be clear from the beginning and state in the Introduction where the data comes from</text:p>
        </text:list-item>
      </text:list>
      <text:p text:style-name="P23"/>
      <text:p text:style-name="P23"><text:tab/><text:span text:style-name="T18">NEED ANSWER</text:span></text:p>
      <text:p text:style-name="P23"><text:soft-page-break/></text:p>
      <text:list xml:id="list120544976705172" text:continue-numbering="true" text:style-name="L1">
        <text:list-item>
          <text:p text:style-name="P22"><text:span text:style-name="T17">can be results of fig.3 be interpreted in a more physical </text:span>terms of correlation functions? may be rescaling by a average value of correlations will show some type of universality between different curves of fig.3?</text:p>
        </text:list-item>
      </text:list>
      <text:p text:style-name="P20"/>
      <text:p text:style-name="P20"><text:tab/><text:span text:style-name="T18">NEED ANSWER</text:span></text:p>
      <text:list xml:id="list2035901956" text:style-name="L2">
        <text:list-header>
          <text:p text:style-name="P12"/>
        </text:list-header>
      </text:list>
      <text:p text:style-name="P2"/>
      <text:p text:style-name="P5">We hope that we answered the referees’ questions and the revised version of our manuscript meets the criteria for publication in the <text:span text:style-name="T1">journal</text:span> <text:span text:style-name="T1">Physica A: Statistical Mechanics and its Applications</text:span>.</text:p>
      <text:p text:style-name="P5"/>
      <text:p text:style-name="P5">Yours Sincerely,</text:p>
      <text:p text:style-name="P5"/>
      <text:p text:style-name="P10"/>
      <text:p text:style-name="P10">Juan Camilo Henao Londono, <text:span text:style-name="T1">also on behalf of Thomas Gu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1-09-15T12:05:43.030665539</dc:date>
    <meta:editing-duration>PT55M37S</meta:editing-duration>
    <meta:editing-cycles>10</meta:editing-cycles>
    <meta:generator>LibreOffice/6.0.7.3$Linux_X86_64 LibreOffice_project/00m0$Build-3</meta:generator>
    <meta:document-statistic meta:table-count="0" meta:image-count="0" meta:object-count="0" meta:page-count="5" meta:paragraph-count="71" meta:word-count="1718" meta:character-count="9780" meta:non-whitespace-character-count="8090"/>
  </office:meta>
</office:document-meta>
</file>